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style:text-position="sub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ell description</text:p>
      <text:p text:style-name="Standard"/>
      <text:p text:style-name="P1">The model is described in Ådlandsvik <text:span text:style-name="T1">et al.</text:span> (2007). The basic idea is to create a set of trajectories consistent with the available information from the tag. Two sets of trajectories are generated, one from the initial and one from the final position. The trajectories move by a deterministic and stochastic velocity component. The deterministic component gives a pull in the right direction more precisely it is the velocity that would get the particle to the final position in the time available.</text:p>
      <text:p text:style-name="P1">The stochastic component is a random walk velocity, with fixed speed and arbitrary direction.</text:p>
      <text:p text:style-name="P1"/>
      <text:p text:style-name="P1">After each time step the environmental dataset are sampled at the position of the trajectory. If the tag data are not consistent with the new position, the trajectrory gets a second chance by sampling at the previous position. An effect of this is that the trahectories are confined to the sea. If the old position also fails, the trajectory is terminated. As a finale step, forward and backwards trajectories are merged at half time between release and pop-up. This is done by looping through the active forward trajectories and choosing the nearest backwards trajectory if the mid-time positions are closer than a given treshold.</text:p>
      <text:p text:style-name="P1"/>
      <text:p text:style-name="P1">The procedure can be viewed as resembling natural selection. Many trajectories are generated, most <text:s/>are terminated <text:s/>by passing through an inconsistent position some time along their track. It would be</text:p>
      <text:p text:style-name="P1">possible to develop the model into a genetic algorithm by spawning new generations of trajectories as perturbations of the succesful ones in the previous generation. This has not <text:s/>yet been implemented.</text:p>
      <text:p text:style-name="P1"/>
      <text:p text:style-name="P3">Model set up</text:p>
      <text:p text:style-name="P1"/>
      <text:p text:style-name="P1">Two environmental data sets has been used, bathymetry and sea surface temperature (SST). For bathymetry, we have used the gridded <text:s/>ETOPO1 dataset provided online by the NOAA National Geophysical Data Center from their Web site at <text:a xlink:type="simple" xlink:href="http://www.ngdc.noaa.gov/mggd/">http://www.ngdc.noaa.gov/mggd/</text:a> (Amante and Eakins, 2009). This data set has a resolution of one minute. For SST, <text:s/>we have used the gridded dataset <text:s/>NOAA_OI_SST_V2 <text:s/>provided online by the NOAA Earth System Laboratory from their Web site at <text:a xlink:type="simple" xlink:href="http://www.esrl.noaa.gov/psd/">http://www.esrl.noaa.gov/psd/</text:a> (Reynolds et al., 2002). This dataset has one degree spatial and one week temporal resolution. The datasets are sampled at the track positions by (multi-)linear interpolation.</text:p>
      <text:p text:style-name="P1"/>
      <text:p text:style-name="P1">The tag data (real resolution) are prepared by computing hourly averages of SST and hourly maximum depth. Missing data (mostly due to lack of surface temperatture within the hour) are filled by linear interpolation. The tag data show some raipd change in surface temperature which is impossible to follow given the lower resolution of the SST archieve. The tag temperature data are therefore smoothed by a .... days moving average.</text:p>
      <text:p text:style-name="P1"/>
      <text:p text:style-name="P1">Subgrid variation is also accounted for by tresholds for termination. These tresholds are somewhat arbitrary determined by trial and error. They should be thight so that the termination criteria become effective and provide a good selection pressure for the trajectories. On the other hand, they should allow for non-resolved variation and leave a reasonable subset of active trajectories. </text:p>
      <text:p text:style-name="P1"/>
      <text:p text:style-name="P1">For depth, it is not easy to determine if the salmon has been at the bottom, Therefore depth is used as a one-sided limiter terminating trajectories where the sampled depth Hetopo is too shallow</text:p>
      <text:p text:style-name="P1">compared to the tag depth. The limiter has the following algebraic formulation</text:p>
      <text:p text:style-name="P1"/>
      <text:p text:style-name="P1">H<text:span text:style-name="T2">tag</text:span> &lt; a*H<text:span text:style-name="T2">etopo</text:span> + H<text:span text:style-name="T2">0</text:span></text:p>
      <text:p text:style-name="P1"/>
      <text:p text:style-name="P1">For temperature a symmetric two-sided criterion is used. The trajectory must satisfy the criterion</text:p>
      <text:p text:style-name="P1"><text:soft-page-break/></text:p>
      <text:p text:style-name="P1"><text:s/>| T<text:span text:style-name="T2">SST</text:span> - T<text:span text:style-name="T2">tag</text:span> | &lt; dT</text:p>
      <text:p text:style-name="P1"/>
      <text:p text:style-name="P1">The values used are given in the table below.</text:p>
      <text:p text:style-name="P1"/>
      <text:p text:style-name="P1"/>
      <text:p text:style-name="P1">[Here comes a table with different settings]</text:p>
      <text:p text:style-name="P1"/>
      <text:p text:style-name="P1"/>
      <text:p text:style-name="P1"/>
      <text:p text:style-name="P1"/>
      <text:p text:style-name="P1"/>
      <text:p text:style-name="P1"/>
      <text:p text:style-name="P1">References:</text:p>
      <text:p text:style-name="P1"/>
      <text:p text:style-name="P1">Amante, C. and B. W. Eakins, ETOPO1 1 Arc-Minute Global Relief Model: Procedures, Data Sources and Analysis. NOAA Technical Memorandum NESDIS NGDC-24, 19 pp, March 2009.</text:p>
      <text:p text:style-name="P1"/>
      <text:p text:style-name="P1">Reynolds, R.W., N.A. Rayner, T.M. Smith, D.C. Stokes, and W. Wang, 2002: An improved in situ and satellite SST analysis for climate. J. Climate, 15, 1609-16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10-03-22T08:22:38</meta:creation-date>
    <dc:date>2010-03-26T14:26:30</dc:date>
    <meta:editing-cycles>3</meta:editing-cycles>
    <meta:editing-duration>PT2H43M4S</meta:editing-duration>
    <meta:user-defined meta:name="Info 1"/>
    <meta:user-defined meta:name="Info 2"/>
    <meta:user-defined meta:name="Info 3"/>
    <meta:user-defined meta:name="Info 4"/>
    <meta:document-statistic meta:table-count="0" meta:image-count="0" meta:object-count="0" meta:page-count="2" meta:paragraph-count="20" meta:word-count="644" meta:character-count="3987"/>
  </office:meta>
</office:document-meta>
</file>